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at’s a great question. The AD line can definitely offer some additional information beyond just relative strength. While relative strength compares price performance against a benchmark, the AD line focuses on volume flow and the positioning of the close within each range. This gives insight into buying or selling pressure that price alone might not show.</text:p>
      <text:p text:style-name="Text_20_body">For example, if a stock’s price is moving sideways, but its AD line is rising, that suggests accumulation—buyers stepping in even if the price isn’t jumping yet. On the flip side, if price is rising but the AD line is falling, it hints at distribution—selling pressure that could be a warning sign.</text:p>
      <text:p text:style-name="Text_20_body">So in short, yes, studying the AD line can give you a more complete picture by adding volume dynamics and trading behavior clues that pure price-based relative strength doesn’t show.</text:p>
      <text:p text:style-name="Text_20_body"/>
      <text:p text:style-name="Text_20_body"/>
      <text:p text:style-name="Text_20_body"/>
      <text:p text:style-name="Text_20_body">Yes, absolutely. You can compare the AD lines of different tickers against each other. That can help you see which stocks are showing stronger accumulation or distribution compared to others. By using a common benchmark—like the S&amp;P 500 or another index—you can normalize these comparisons. This way, you get a clearer view of which stocks have unusual buying or selling pressure relative to the market and to each other. This can reveal hidden trends that price action alone might not show.</text:p>
      <text:p text:style-name="Text_20_body"/>
      <text:p text:style-name="Text_20_body">You're absolutely right that there's a similarity, but there's a key difference. The AD line doesn't just look at the daily close or the price range in isolation. It takes into account where the close falls within that day’s high-low range. Then it applies a multiplier to the volume based on that position.</text:p>
      <text:p text:style-name="Text_20_body">For instance, if the stock closes near the high of the day, the multiplier will be positive, meaning more of that day’s volume is counted as buying pressure. If it closes near the low, it’s negative, indicating selling pressure.</text:p>
      <text:p text:style-name="Text_20_body">So the AD line accumulates these daily values over time, showing the overall buying or selling pressure trend. This gives you an idea of whether there’s ongoing accumulation or distribution over a period, not just a single day’s snapshot.</text:p>
      <text:p text:style-name="Text_20_body"/>
      <text:p text:style-name="Text_20_body">Great question. The AD line calculation does not consider the gap between the previous day’s close and today’s open. It only focuses on the current day’s high, low, and close. The key is how today’s close sits within today’s range, and volume gives it weight. This is why the AD line can show a different picture from indicators that focus on close-to-close changes. It’s all about intraday price action and volume, not inter-day gaps.</text:p>
      <text:p text:style-name="Text_20_body">Exactly! You're right on track. The AD line captures not just the final closing price, but also the relationship between the close and the entire daily range, combined with volume. So it gives you a fuller picture of the day’s buying or selling pressure. That’s why it can offer deeper insight than just <text:soft-page-break/>looking at the daily close alone. It really helps refine your understanding of what’s going on behind the price movemen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ure, I can outline how a typical screener for accumulation might work. Many traders use a combination of thresholds and moving averages on the AD line. For example, you might screen for stocks where the AD line has been rising over the past 5 or 10 days, or consistently above a moving average of the AD line itself.</text:p>
      <text:p text:style-name="Text_20_body">Some people look for a crossover, where the AD line moves above its own short-term moving average, signaling a shift in momentum. Others set volume thresholds, so a rising AD line only counts if it happens with a certain volume level.</text:p>
      <text:p text:style-name="Text_20_body">Normalization can also help, comparing the AD line to the stock’s range or previous periods. This way, you’re looking for a meaningful rise.</text:p>
      <text:p text:style-name="Text_20_body">By combining these elements—recent AD line growth, volume conditions, and maybe price confirmations—you can design a screener to spot stocks that are showing accumulation patterns in the timeframe you’re interested in.</text:p>
      <text:p text:style-name="Text_20_body"/>
      <text:p text:style-name="Text_20_body"/>
      <text:p text:style-name="Text_20_body">Of course. To go deeper into designing a screener, you could choose a timeframe, like a 10-day or 20-day window, and look for stocks where the AD line has increased significantly over that period. You could add conditions like the AD line crossing above a certain moving average, confirming upward momentum.</text:p>
      <text:p text:style-name="Text_20_body">Volume filters can help too, so you’re only focusing on stocks with strong volume behind those moves. Another approach is to combine the AD line with price action—for example, looking for rising AD lines while the stock price is also making higher lows.</text:p>
      <text:p text:style-name="Text_20_body">You can even use indicators like RSI or MACD alongside the AD line to confirm the trend. This layered approach helps fine-tune the screener so you’re not just finding any accumulation, but identifying stocks with real breakout potential.</text:p>
      <text:p text:style-name="Text_20_body"/>
      <text:p text:style-name="Text_20_body"><text:soft-page-break/>Here’s what I found. The Accumulation/Distribution (AD) line is a well-known volume-based indicator that helps identify buying (accumulation) and selling (distribution) pressure. It’s often used to confirm trends or spot potential reversals.</text:p>
      <text:p text:style-name="Text_20_body">According to several sources, when the AD line is rising while price is consolidating or even falling, it can indicate hidden buying pressure that may lead to future price increases. Conversely, if the AD line is falling while price is rising, it might suggest underlying selling pressure.</text:p>
      <text:p text:style-name="Text_20_body">One source from the Corporate Finance Institute describes that the AD line’s formula gives more weight to moves with high volume. This makes it useful for confirming trends and anticipating breakouts or reversals. Several technical analysis guides highlight that when the price continues to make higher peaks but the AD line fails to do so, it can serve as a warning of a weakening trend.</text:p>
      <text:p text:style-name="Text_20_body">There are also discussions about how the AD line can act as a “lie detector,” helping uncover whether a price move is truly supported by buying or selling volume. This is particularly valuable in identifying moments of silent accumulation or distribution.</text:p>
      <text:p text:style-name="Text_20_body">While these sources provide practical insights, scientific papers or formal academic research on the AD line’s predictive power are relatively limited. The indicator is widely respected in the trading community, and many experienced traders use it as part of a broader toolkit. If you need more detailed or academic studies, you may need to look into financial market journals or quantitative finance publications.</text:p>
      <text:p text:style-name="Text_20_body"/>
      <text:p text:style-name="Text_20_body">Yes, I understand the concept you're describing. It's an insightful approach. The idea is to break down the trading day into segments—like the open, the first half-hour, mid-day, and the close—to see how much of the price movement is due to the initial gap versus what happens throughout the day.</text:p>
      <text:p text:style-name="Text_20_body">When you track how the price evolves in those intervals, you can identify whether there’s true accumulation or distribution. For example, if there’s a gap down at the open but the stock steadily climbs throughout the day, it suggests accumulation. On the flip side, if there’s a gap up and then consistent selling all day, that’s a sign of distribution.</text:p>
      <text:p text:style-name="Text_20_body">It’s a nuanced way to understand who’s in control during the trading day. This method can help reveal when big players might be stepping in to accumulate shares quietly or distribute them, regardless of the overnight gap.</text:p>
      <text:p text:style-name="Text_20_body"/>
      <text:p text:style-name="Text_20_body"/>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17T00:39:26.839302741</dc:date>
    <meta:editing-duration>PT3M6S</meta:editing-duration>
    <meta:editing-cycles>1</meta:editing-cycles>
    <meta:document-statistic meta:table-count="0" meta:image-count="0" meta:object-count="0" meta:page-count="3" meta:paragraph-count="24" meta:word-count="1186" meta:character-count="7127" meta:non-whitespace-character-count="5974"/>
  </office:meta>
</office:document-meta>
</file>